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Krog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9.1">
            <text:p>49,1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5.0214237651688">
            <text:p>$65,02</text:p>
          </table:table-cell>
          <table:table-cell table:style-name="ce5" table:formula="of:=[.F2]-[.B3]/[.B4]" office:value-type="currency" office:currency="USD" office:value="51.3708047830505">
            <text:p>$51,37</text:p>
          </table:table-cell>
          <table:table-cell table:style-name="ce15" table:formula="of:=[.G2]/1.1" office:value-type="currency" office:currency="EUR" office:value="46.700731620955">
            <text:p>46,7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.924">
            <text:p>9,92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9.4644354603947">
            <text:p>$49,46</text:p>
          </table:table-cell>
          <table:table-cell table:style-name="ce7" table:formula="of:=[.F3]-[.B3]/[.B4]" office:value-type="currency" office:currency="USD" office:value="35.8138164782764">
            <text:p>$35,81</text:p>
          </table:table-cell>
          <table:table-cell table:style-name="ce16" table:formula="of:=[.G3]/1.1" office:value-type="currency" office:currency="EUR" office:value="32.5580149802513">
            <text:p>32,5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2.8317016539961">
            <text:p>32,8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27">
            <text:p>0,72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4127238612173">
            <text:p>$35,41</text:p>
          </table:table-cell>
          <table:table-cell table:style-name="ce14" table:formula="of:=[.F4]-[.B3]/[.B4]" office:value-type="currency" office:currency="USD" office:value="21.762104879099">
            <text:p>$21,76</text:p>
          </table:table-cell>
          <table:table-cell table:style-name="ce17" table:formula="of:=[.G4]/1.1" office:value-type="currency" office:currency="EUR" office:value="19.7837317082718">
            <text:p>19,7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17">
            <text:p>$2,1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085">
            <text:p>$1,09</text:p>
          </table:table-cell>
          <table:table-cell table:style-name="ce5"/>
          <table:table-cell table:style-name="ce5" table:formula="of:=[.B8]/(1+[.D2])^(1/4)" office:value-type="currency" office:currency="USD" office:value="1.06680193256142">
            <text:p>$1,07</text:p>
          </table:table-cell>
          <table:table-cell table:style-name="ce7" table:formula="of:=[.B5]/2" office:value-type="currency" office:currency="USD" office:value="1.085">
            <text:p>$1,09</text:p>
          </table:table-cell>
          <table:table-cell table:style-name="ce7"/>
          <table:table-cell table:style-name="ce7" table:formula="of:=[.E8]/(1+[.D3])^(1/4)" office:value-type="currency" office:currency="USD" office:value="1.06309555830508">
            <text:p>$1,06</text:p>
          </table:table-cell>
          <table:table-cell table:style-name="ce8" table:formula="of:=[.B5]/2" office:value-type="currency" office:currency="USD" office:value="1.085">
            <text:p>$1,09</text:p>
          </table:table-cell>
          <table:table-cell table:style-name="ce8"/>
          <table:table-cell table:style-name="ce8" table:formula="of:=[.H8]/(1+[.D4])^(1/4)" office:value-type="currency" office:currency="USD" office:value="1.0594526872988">
            <text:p>$1,0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472">
            <text:p>$3,47</text:p>
          </table:table-cell>
          <table:table-cell office:value-type="percentage" office:value="0.6">
            <text:p>60,00%</text:p>
          </table:table-cell>
          <table:table-cell table:formula="of:=[.B9]/(1+[.$D$2])^[.A9]" office:value-type="currency" office:currency="USD" office:value="3.24485981308411">
            <text:p>$3,24</text:p>
          </table:table-cell>
          <table:table-cell table:formula="of:=[.B5]*(1+[.F9])" office:value-type="currency" office:currency="USD" office:value="3.3852">
            <text:p>$3,39</text:p>
          </table:table-cell>
          <table:table-cell office:value-type="percentage" office:value="0.56">
            <text:p>56,00%</text:p>
          </table:table-cell>
          <table:table-cell table:formula="of:=[.E9]/(1+[.$D$3])^[.A9]" office:value-type="currency" office:currency="USD" office:value="3.12">
            <text:p>$3,12</text:p>
          </table:table-cell>
          <table:table-cell table:formula="of:=[.B5]*(1+[.I9])" office:value-type="currency" office:currency="USD" office:value="3.1465">
            <text:p>$3,15</text:p>
          </table:table-cell>
          <table:table-cell office:value-type="percentage" office:value="0.45">
            <text:p>45,00%</text:p>
          </table:table-cell>
          <table:table-cell table:formula="of:=[.H9]/(1+[.$D$4])^[.A9]" office:value-type="currency" office:currency="USD" office:value="2.86045454545454">
            <text:p>$2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9928">
            <text:p>$3,99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3.48746615424928">
            <text:p>$3,49</text:p>
          </table:table-cell>
          <table:table-cell table:formula="of:=[.E9]*(1+[.F10])" office:value-type="currency" office:currency="USD" office:value="3.791424">
            <text:p>$3,79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3.22064516129032">
            <text:p>$3,22</text:p>
          </table:table-cell>
          <table:table-cell table:formula="of:=[.H9]*(1+[.I10])" office:value-type="currency" office:currency="USD" office:value="3.27236">
            <text:p>$3,27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2.70442975206612">
            <text:p>$2,7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9928">
            <text:p>$3,99</text:p>
          </table:table-cell>
          <table:table-cell office:value-type="percentage" office:value="0">
            <text:p>0,00%</text:p>
          </table:table-cell>
          <table:table-cell table:formula="of:=[.B11]/(1+[.$D$2])^[.A11]" office:value-type="currency" office:currency="USD" office:value="3.25931416284979">
            <text:p>$3,26</text:p>
          </table:table-cell>
          <table:table-cell table:formula="of:=[.E10]*(1+[.F11])" office:value-type="currency" office:currency="USD" office:value="3.67768128">
            <text:p>$3,68</text:p>
          </table:table-cell>
          <table:table-cell office:value-type="percentage" office:value="-0.03">
            <text:p>-3,00%</text:p>
          </table:table-cell>
          <table:table-cell table:formula="of:=[.E11]/(1+[.$D$3])^[.A11]" office:value-type="currency" office:currency="USD" office:value="2.87928645755909">
            <text:p>$2,88</text:p>
          </table:table-cell>
          <table:table-cell table:formula="of:=[.H10]*(1+[.I11])" office:value-type="currency" office:currency="USD" office:value="2.9778476">
            <text:p>$2,98</text:p>
          </table:table-cell>
          <table:table-cell office:value-type="percentage" office:value="-0.09">
            <text:p>-9,00%</text:p>
          </table:table-cell>
          <table:table-cell table:formula="of:=[.H11]/(1+[.$D$4])^[.A11]" office:value-type="currency" office:currency="USD" office:value="2.23730097670924">
            <text:p>$2,2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152512">
            <text:p>$4,15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3.16793152276989">
            <text:p>$3,17</text:p>
          </table:table-cell>
          <table:table-cell table:formula="of:=[.E11]*(1+[.F12])" office:value-type="currency" office:currency="USD" office:value="3.7512349056">
            <text:p>$3,7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70679464212928">
            <text:p>$2,71</text:p>
          </table:table-cell>
          <table:table-cell table:formula="of:=[.H11]*(1+[.I12])" office:value-type="currency" office:currency="USD" office:value="3.007626076">
            <text:p>$3,01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2.05424907861485">
            <text:p>$2,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31861248">
            <text:p>$4,32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3.07911101278569">
            <text:p>$3,08</text:p>
          </table:table-cell>
          <table:table-cell table:formula="of:=[.E12]*(1+[.F13])" office:value-type="currency" office:currency="USD" office:value="3.826259603712">
            <text:p>$3,8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.54463643776209">
            <text:p>$2,54</text:p>
          </table:table-cell>
          <table:table-cell table:formula="of:=[.H12]*(1+[.I13])" office:value-type="currency" office:currency="USD" office:value="3.03770233676">
            <text:p>$3,04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88617415400091">
            <text:p>$1,8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4913569792">
            <text:p>$4,49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.99278079747394">
            <text:p>$2,99</text:p>
          </table:table-cell>
          <table:table-cell table:formula="of:=[.E13]*(1+[.F14])" office:value-type="currency" office:currency="USD" office:value="3.90278479578624">
            <text:p>$3,9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39219278020031">
            <text:p>$2,39</text:p>
          </table:table-cell>
          <table:table-cell table:formula="of:=[.H13]*(1+[.I14])" office:value-type="currency" office:currency="USD" office:value="3.0680793601276">
            <text:p>$3,0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7318508141281">
            <text:p>$1,7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671011258368">
            <text:p>$4,67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2.90887105548869">
            <text:p>$2,91</text:p>
          </table:table-cell>
          <table:table-cell table:formula="of:=[.E14]*(1+[.F15])" office:value-type="currency" office:currency="USD" office:value="3.98084049170197">
            <text:p>$3,98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.24888169198554">
            <text:p>$2,25</text:p>
          </table:table-cell>
          <table:table-cell table:formula="of:=[.H14]*(1+[.I15])" office:value-type="currency" office:currency="USD" office:value="3.09876015372888">
            <text:p>$3,10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5901539293358">
            <text:p>$1,5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85785170870272">
            <text:p>$4,86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2.82731392309181">
            <text:p>$2,83</text:p>
          </table:table-cell>
          <table:table-cell table:formula="of:=[.E15]*(1+[.F16])" office:value-type="currency" office:currency="USD" office:value="4.06045730153601">
            <text:p>$4,06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2.11415606066844">
            <text:p>$2,11</text:p>
          </table:table-cell>
          <table:table-cell table:formula="of:=[.H15]*(1+[.I16])" office:value-type="currency" office:currency="USD" office:value="3.12974775526617">
            <text:p>$3,13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46005042602651">
            <text:p>$1,4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05216577705083">
            <text:p>$5,0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2.74804343926681">
            <text:p>$2,75</text:p>
          </table:table-cell>
          <table:table-cell table:formula="of:=[.E16]*(1+[.F17])" office:value-type="currency" office:currency="USD" office:value="4.14166644756673">
            <text:p>$4,1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98750155012148">
            <text:p>$1,99</text:p>
          </table:table-cell>
          <table:table-cell table:formula="of:=[.H16]*(1+[.I17])" office:value-type="currency" office:currency="USD" office:value="3.16104523281883">
            <text:p>$3,16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34059175480616">
            <text:p>$1,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25425240813286">
            <text:p>$5,25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.67099549237148">
            <text:p>$2,67</text:p>
          </table:table-cell>
          <table:table-cell table:formula="of:=[.E17]*(1+[.F18])" office:value-type="currency" office:currency="USD" office:value="4.22449977651806">
            <text:p>$4,2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86843463698056">
            <text:p>$1,87</text:p>
          </table:table-cell>
          <table:table-cell table:formula="of:=[.H17]*(1+[.I18])" office:value-type="currency" office:currency="USD" office:value="3.19265568514702">
            <text:p>$3,1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23090697486747">
            <text:p>$1,2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1.4534893059929">
            <text:p>$31,45</text:p>
          </table:table-cell>
          <table:table-cell/>
          <table:table-cell table:style-name="ce7"/>
          <table:table-cell table:formula="of:=SUM([.G8:.G18])" office:value-type="currency" office:currency="USD" office:value="26.1456249770022">
            <text:p>$26,15</text:p>
          </table:table-cell>
          <table:table-cell/>
          <table:table-cell table:style-name="ce8"/>
          <table:table-cell table:formula="of:=SUM([.J8:.J18])" office:value-type="currency" office:currency="USD" office:value="20.1556150933085">
            <text:p>$20,1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8.3052813057272">
            <text:p>$68,31</text:p>
          </table:table-cell>
          <table:table-cell table:style-name="ce5"/>
          <table:table-cell table:formula="of:=[.B20]/(1+[.D2])^([.A18]+1/2)" office:value-type="currency" office:currency="USD" office:value="33.5679344591759">
            <text:p>$33,57</text:p>
          </table:table-cell>
          <table:table-cell table:formula="of:=[.E18]*[.D5]" office:value-type="currency" office:currency="USD" office:value="54.9184970947348">
            <text:p>$54,92</text:p>
          </table:table-cell>
          <table:table-cell table:style-name="ce7"/>
          <table:table-cell table:formula="of:=[.E20]/(1+[.D3])^([.A18]+1/2)" office:value-type="currency" office:currency="USD" office:value="23.3188104833925">
            <text:p>$23,32</text:p>
          </table:table-cell>
          <table:table-cell table:formula="of:=[.H18]*[.D5]" office:value-type="currency" office:currency="USD" office:value="41.5045239069112">
            <text:p>$41,50</text:p>
          </table:table-cell>
          <table:table-cell table:style-name="ce8"/>
          <table:table-cell table:formula="of:=[.H20]/(1+[.D4])^([.A18]+1/2)" office:value-type="currency" office:currency="USD" office:value="15.2571087679088">
            <text:p>$15,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06.06.2022</text:date>, <text:time>16:4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06T16:41:42.57</dc:date>
    <dc:creator>aaa </dc:creator>
    <meta:editing-duration>P2DT18H7M11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